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NodeRenderer.getTreeCellRendererComponent( JTree tree , Object value , boolean sel , boolean expanded , boolean leaf , int row , boolean foc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iewResultsFullVisualizer.createResponseMetadata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iewResultsFullVisualizer.ViewResultsFull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ResultsFullVisualizer.valueChanged( TreeSelectionEvent 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9">
            <text:p text:style-name="Table_20_Contents">9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ViewResultsFullVisualizer.showImage( Icon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iewResultsFullVisualizer.createLef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iewResultsFullVisualiz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HTMLEditorKit.getView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ultsFullVisualizer.showRenderJSONResponse( String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iewResultsFullVisualizer.updateGui( SampleResult 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iewResultsFullVisualizer.createResponseData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iewResultsFullVisualizer.getResponseAsString( SampleResult 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TreeRenderer.encode( char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iewResultsFullVisualizer.actionPerformed( ActionEvent 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ViewResultsFullVisualizer.createReques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HTMLFactory.create( Element el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ewResultsFullVisualizer.clear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ewResultsFullVisualizer.showRenderXMLResponse( SampleResult 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omTreeRenderer.getHTML( String str , String separator , int maxCh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ewResultsFullVisualizer.setupTabPaneForAssertionResul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iewResultsFullVisu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TreeRenderer.getTreeCellRendererComponent( JTree tree , Object value , boolean sel , boolean expanded , boolean leaf , int row , boolean phas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TreePanel.getFirstElement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TreePanel.DOMTreePanel( org . w3c . dom .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iewResultsFullVisualizer.createHtmlOrTextPa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ViewResultsFullVisualizer.addSubResults( DefaultMutableTreeNode currNode , SampleResult 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iewResultsFullVisualizer.showTextResponse( String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iewResultsFullVisualizer.showRenderedResponse( String response , SampleResult 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ViewResultsFullVisualizer.showErrorMessageDialog( String message , String title , int messa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ultsFullVisualizer.setupTabPaneForSampleResul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iewResultsFullVisualizer.add(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ultsFull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ultsFullVisualizer.prettyJSON( String jso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